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0835in" fo:margin-bottom="0in" style:contextual-spacing="false" fo:line-height="150%" fo:text-align="center" style:justify-single-word="false"/>
    </style:style>
    <style:style style:name="P2" style:family="paragraph" style:parent-style-name="Text_20_body">
      <style:paragraph-properties fo:line-height="150%"/>
    </style:style>
    <style:style style:name="P3" style:family="paragraph" style:parent-style-name="Text_20_body">
      <style:paragraph-properties fo:line-height="150%"/>
      <style:text-properties officeooo:paragraph-rsid="00260478"/>
    </style:style>
    <style:style style:name="P4" style:family="paragraph" style:parent-style-name="Text_20_body">
      <style:paragraph-properties fo:line-height="150%"/>
      <style:text-properties officeooo:paragraph-rsid="002d9c99"/>
    </style:style>
    <style:style style:name="P5" style:family="paragraph" style:parent-style-name="Text_20_body">
      <style:paragraph-properties fo:line-height="150%"/>
      <style:text-properties officeooo:paragraph-rsid="003116fb"/>
    </style:style>
    <style:style style:name="P6" style:family="paragraph" style:parent-style-name="Text_20_body">
      <style:paragraph-properties fo:line-height="150%"/>
      <style:text-properties officeooo:paragraph-rsid="0033ac2e"/>
    </style:style>
    <style:style style:name="P7" style:family="paragraph" style:parent-style-name="Standard">
      <style:paragraph-properties fo:text-align="center" style:justify-single-word="false"/>
      <style:text-properties style:font-size-complex="14pt"/>
    </style:style>
    <style:style style:name="P8" style:family="paragraph" style:parent-style-name="Text_20_body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ext_20_body">
      <style:paragraph-properties fo:text-align="center" style:justify-single-word="false"/>
      <style:text-properties fo:font-weight="bold" officeooo:rsid="0022cb61" officeooo:paragraph-rsid="0022cb61" style:font-weight-asian="bold" style:font-weight-complex="bold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margin-top="0.0835in" fo:margin-bottom="0.1945in" style:contextual-spacing="false" fo:text-align="center" style:justify-single-word="false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end" style:justify-single-word="false"/>
    </style:style>
    <style:style style:name="P14" style:family="paragraph" style:parent-style-name="Text_20_body" style:list-style-name="WWNum1">
      <style:paragraph-properties fo:line-height="150%"/>
    </style:style>
    <style:style style:name="P15" style:family="paragraph" style:parent-style-name="Text_20_body" style:list-style-name="WWNum1">
      <style:paragraph-properties fo:line-height="150%"/>
      <style:text-properties officeooo:paragraph-rsid="00199923"/>
    </style:style>
    <style:style style:name="P16" style:family="paragraph" style:parent-style-name="Text_20_body" style:list-style-name="WWNum1">
      <style:paragraph-properties fo:line-height="150%"/>
      <style:text-properties officeooo:paragraph-rsid="00260478"/>
    </style:style>
    <style:style style:name="P17" style:family="paragraph" style:parent-style-name="Text_20_body">
      <style:paragraph-properties fo:line-height="150%"/>
      <style:text-properties officeooo:paragraph-rsid="00260478"/>
    </style:style>
    <style:style style:name="T1" style:family="text">
      <style:text-properties style:font-size-complex="14pt"/>
    </style:style>
    <style:style style:name="T2" style:family="text">
      <style:text-properties fo:language="ru" fo:country="RU" style:font-size-complex="14pt"/>
    </style:style>
    <style:style style:name="T3" style:family="text">
      <style:text-properties fo:font-weight="bold" style:font-weight-asian="bold" style:font-size-complex="14pt"/>
    </style:style>
    <style:style style:name="T4" style:family="text">
      <style:text-properties fo:font-weight="bold" officeooo:rsid="00260478" style:font-weight-asian="bold" style:font-size-complex="14pt"/>
    </style:style>
    <style:style style:name="T5" style:family="text">
      <style:text-properties fo:font-size="14pt" fo:font-weight="bold" style:font-size-asian="14pt" style:font-weight-asian="bold" style:font-name-complex="Times New Roman1" style:font-size-complex="14pt"/>
    </style:style>
    <style:style style:name="T6" style:family="text">
      <style:text-properties officeooo:rsid="00289fcc"/>
    </style:style>
    <style:style style:name="T7" style:family="text">
      <style:text-properties officeooo:rsid="002a06c9"/>
    </style:style>
    <style:style style:name="T8" style:family="text">
      <style:text-properties officeooo:rsid="002d1449"/>
    </style:style>
    <style:style style:name="T9" style:family="text">
      <style:text-properties officeooo:rsid="002d9c99"/>
    </style:style>
    <style:style style:name="T10" style:family="text">
      <style:text-properties officeooo:rsid="002f6c72"/>
    </style:style>
    <style:style style:name="T11" style:family="text">
      <style:text-properties officeooo:rsid="0030f7f4"/>
    </style:style>
    <style:style style:name="T12" style:family="text">
      <style:text-properties officeooo:rsid="003116fb"/>
    </style:style>
    <style:style style:name="T13" style:family="text">
      <style:text-properties officeooo:rsid="0032170d"/>
    </style:style>
    <style:style style:name="T14" style:family="text">
      <style:text-properties officeooo:rsid="0033ac2e"/>
    </style:style>
    <style:style style:name="T15" style:family="text">
      <style:text-properties officeooo:rsid="00349556"/>
    </style:style>
    <style:style style:name="T16" style:family="text">
      <style:text-properties officeooo:rsid="00367d55"/>
    </style:style>
    <style:style style:name="T17" style:family="text">
      <style:text-properties officeooo:rsid="00369612"/>
    </style:style>
    <style:style style:name="T18" style:family="text">
      <style:text-properties officeooo:rsid="0036c4fa"/>
    </style:style>
    <style:style style:name="T19" style:family="text">
      <style:text-properties officeooo:rsid="003a243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>МІНІСТЕРСТВО ОСВІТИ І НАУКИ УКРАЇНИ</text:span><text:span text:style-name="T1"/></text:p>
      <text:p text:style-name="P10"><text:span text:style-name="T1">ДЕРЖАВНИЙ УНІВЕРСИТЕТ </text:span><text:span text:style-name="T2">ІНФОРМАЦІЙНО-КОМУНІКАЦІЙНИХ </text:span><text:span text:style-name="T1">ТЕХНОЛОГІЙ</text:span><text:bookmark text:name="_GoBack"/><text:span text:style-name="T1"/></text:p>
      <text:p text:style-name="P7"/>
      <text:p text:style-name="P10"><text:span text:style-name="T1">Навчально-науковий інститут інформаційних технологій</text:span><text:span text:style-name="T1"/></text:p>
      <text:p text:style-name="P10"><text:span text:style-name="T1">Кафедра інженерії програмного забезпечення</text:span><text:span text:style-name="T1"/></text:p>
      <text:p text:style-name="P7"/>
      <text:p text:style-name="P7"/>
      <text:p text:style-name="P7"/>
      <text:p text:style-name="P1"><text:span text:style-name="T3">ПРАКТИЧНА РОБОТА </text:span><text:span text:style-name="T4">7</text:span><text:span text:style-name="T3">.</text:span></text:p>
      <text:p text:style-name="P9">КЕРІВНИЦТВО В ОРГАНІЗАЦІЇ</text:p>
      <text:p text:style-name="P7"/>
      <text:p text:style-name="P7"/>
      <text:p text:style-name="P13"><text:span text:style-name="T1">Підготував: студент групи ПД</text:span><text:span text:style-name="T2">М</text:span><text:span text:style-name="T1">-51</text:span><text:span text:style-name="T1"/></text:p>
      <text:p text:style-name="P13"><text:span text:style-name="T2">Гапей Максим Юр</text:span><text:span text:style-name="T1">і</text:span><text:span text:style-name="T2">йович</text:span><text:span text:style-name="T2"/></text:p>
      <text:p text:style-name="P13"><text:span text:style-name="T1">Перевірив: викладач</text:span><text:span text:style-name="T1"/></text:p>
      <text:p text:style-name="P13"><text:span text:style-name="T1">Ващенко Олександр Петрович</text:span><text:span text:style-name="T1"/></text:p>
      <text:p text:style-name="P7"/>
      <text:p text:style-name="P7"/>
      <text:p text:style-name="P7"/>
      <text:p text:style-name="P7"/>
      <text:p text:style-name="P10"><text:span text:style-name="T1">Київ 202</text:span><text:span text:style-name="T2">4</text:span><text:span text:style-name="T2"/></text:p>
      <text:p text:style-name="P10"/>
      <text:p text:style-name="P8"><text:soft-page-break/>Контрольні запитання <text:s/>і завдання</text:p>
      <text:list xml:id="list825976785" text:style-name="WWNum1">
        <text:list-item>
          <text:p text:style-name="P14">Охарактеризуйте основні типи господарських керівників.</text:p>
        </text:list-item>
      </text:list>
      <text:p text:style-name="P2">Відповідь: Автократичний тип: <text:span text:style-name="T6">К</text:span>ерівник цього типу має омінуючий характер, прагне контролю підлеглих, <text:span text:style-name="T7">в</text:span>ін часто виступає у ролі диктатора, даючи вказівки та вимагаючи їх виконання. Демократичний тип: Цей керівник орієнтований на делегування повноважень та стимулювання ініціативи підлеглих, <text:span text:style-name="T6">а</text:span> <text:span text:style-name="T6">також спільне </text:span>прийняття рішень. Ліберальний тип: Керівник цього типу характеризується відсутністю ініціативи, низьким рівнем активності та схильністю до уникнення відповідальності, <text:span text:style-name="T7">в</text:span>ін зазвичай не втручається у справи підлеглих і часто вдається до м'яких методів управління.</text:p>
      <text:list xml:id="list135730997046334" text:continue-numbering="true" text:style-name="WWNum1">
        <text:list-item>
          <text:p text:style-name="P14">Охарактеризуйте загальні і специфічні якості ефективних менеджерів.</text:p>
        </text:list-item>
      </text:list>
      <text:p text:style-name="P4">Відповідь: <text:span text:style-name="T9">Загальні якості: к</text:span>омунікативні навички <text:span text:style-name="T9">(</text:span><text:span text:style-name="T8">в</text:span>міння ефективно спілкуватися із підлеглими, колегами та іншими сторонами<text:span text:style-name="T9">)</text:span>, <text:span text:style-name="T9">л</text:span>ідерські якості <text:span text:style-name="T9">(</text:span><text:span text:style-name="T8">з</text:span>датність надихати та мотивувати команду д<text:span text:style-name="T8">ля</text:span> досягнення спільних цілей<text:span text:style-name="T9">)</text:span>, <text:span text:style-name="T9">а</text:span>налітичні здібності <text:span text:style-name="T9">(</text:span><text:span text:style-name="T8">в</text:span>міння аналізувати ситуації, приймати обґрунтовані рішення на основі <text:span text:style-name="T9">ситуації</text:span> та фактів<text:span text:style-name="T9">),</text:span> <text:span text:style-name="T9">о</text:span>рганізаційні навички <text:span text:style-name="T9">(</text:span><text:span text:style-name="T8">в</text:span>міння ефективно планувати, координувати та контролювати роботу команди<text:span text:style-name="T9">)</text:span>. Спеціальні <text:span text:style-name="T9">якості</text:span>: <text:span text:style-name="T9">п</text:span>рофесійна компетенція <text:span text:style-name="T9">(г</text:span>либокі знання у своїй галузі діяльності та здатність застосовувати їх на практиці<text:span text:style-name="T9">), е</text:span>моційний інтелект <text:span text:style-name="T9">(в</text:span>міння розуміти своїх підлеглих та керувати ними, щоб створити <text:span text:style-name="T9">злагоджену </text:span>атмосферу в колективі<text:span text:style-name="T9">),</text:span> <text:span text:style-name="T9">у</text:span>правлінський досвід.</text:p>
      <text:list xml:id="list135732124837333" text:continue-numbering="true" text:style-name="WWNum1">
        <text:list-item>
          <text:p text:style-name="P14">Які функції менеджера як керівника організації, керівника підрозділу (управління, відділу тощо<text:span text:style-name="T10">)</text:span> є основними?</text:p>
        </text:list-item>
      </text:list>
      <text:p text:style-name="P2">Відповідь: Планування, <text:span text:style-name="T11">о</text:span>рганізація, <text:span text:style-name="T11">м</text:span>отивація, <text:span text:style-name="T11">управління, к</text:span>омунікація.</text:p>
      <text:list xml:id="list135731540928049" text:continue-numbering="true" text:style-name="WWNum1">
        <text:list-item>
          <text:p text:style-name="P14"><text:soft-page-break/>Проаналізуйте основні функції менеджера-адміністратора.</text:p>
        </text:list-item>
      </text:list>
      <text:p text:style-name="P5">Відповідь: Планування - <text:span text:style-name="T12">р</text:span>озробка стратегічних і тактичних планів дій для досягнення цілей. Організація - створення оптимальної <text:span text:style-name="T12">с</text:span>труктури, розподіл обов'язків між співробітниками, встановлення правил роботи. <text:s/><text:span text:style-name="T12">Мотивація - стимулювання співробітників для досягнення цілей організації, створення умов для підвищення їхньої продуктивності. Управління </text:span>- <text:span text:style-name="T12">о</text:span>цінка результатів виконання завдань, порівняння їх з планами, виявлення відхилень та вжиття заходів. Комунікація - <text:span text:style-name="T12">з</text:span>абезпечення ефективного обміну інформацією <text:span text:style-name="T12">між співробітниками та </text:span>стейкхолдерами, вирішення конфліктів та проблем у команді.</text:p>
      <text:list xml:id="list135731605118804" text:continue-numbering="true" text:style-name="WWNum1">
        <text:list-item>
          <text:p text:style-name="P15">Які чинники, що визначають ефективність менеджменту організації, виявляються у взаємовідносинах лінійних і функціональних менеджерів?</text:p>
        </text:list-item>
      </text:list>
      <text:p text:style-name="P2">Відповідь: Взаєморозуміння ролей, <text:span text:style-name="T13">у</text:span>згодження цілей, <text:span text:style-name="T13">е</text:span>фективна комунікація, <text:span text:style-name="T13">г</text:span>нучкість та адаптивність.</text:p>
      <text:list xml:id="list135731520275398" text:continue-numbering="true" text:style-name="WWNum1">
        <text:list-item>
          <text:p text:style-name="P14">Охарактеризуйте основні і дестимулюючі чинники, які впливають на діяльність сучасного вітчизняного керівника.</text:p>
        </text:list-item>
      </text:list>
      <text:p text:style-name="P6">Відповідь: <text:span text:style-name="T14">Основні чинники: е</text:span>фективне спілкування <text:span text:style-name="T14">(г</text:span>арне спілкування допомагає уникнути недорозумінь, створює атмосферу довіри та сприяє ефективн<text:span text:style-name="T14">ій роботі), л</text:span>ідерські якості <text:span text:style-name="T14">(з</text:span>датність вдихати мотивацію, вести за собою, приймати рішення і розвивати відданість у співробітників<text:span text:style-name="T14">), с</text:span>тратегічне мислення <text:span text:style-name="T14">(з</text:span>датність розробляти стратегічні плани є необхідною для керівника <text:span text:style-name="T14">складовою</text:span> в умовах постійних змін в бізнес-середовищі<text:span text:style-name="T14">), р</text:span>озвиток персоналу <text:span text:style-name="T14">(з</text:span>датність розпізнавати та розвивати потенціал своїх співробітників є ключовою складовою ефективного керівництва<text:span text:style-name="T14">), с</text:span>тресостійкість <text:span text:style-name="T14">(с</text:span>учасний керівник повинен мати здатність <text:span text:style-name="T14">приймати</text:span> конструктивні рішення та залишатися зосередженим <text:span text:style-name="T14">в будь-якій </text:span><text:soft-page-break/><text:span text:style-name="T14">ситуації)</text:span>. Дестимулюючі чинники: <text:span text:style-name="T14">в</text:span>ідсутність підтримки вищого керівництва <text:span text:style-name="T14">(к</text:span>ерівнику може бути важко досягти успіху, якщо він не отримує необхідної підтримки та ресурсів<text:span text:style-name="T14">), к</text:span>онфлікти в команді <text:span text:style-name="T14">(н</text:span>аявність конфліктів <text:span text:style-name="T14">в</text:span> колективі може знизити продуктивність та спричинити стрес для керівника та <text:span text:style-name="T14">всієї команди), о</text:span>бмежені ресурси <text:span text:style-name="T14">(</text:span>Недостатність фінансових, людських або матеріальних ресурсів може обмежити можливості керівника та перешкоджати досягненню поставлених цілей<text:span text:style-name="T14">), в</text:span>трата мотивації у <text:span text:style-name="T14">співробітників</text:span> <text:span text:style-name="T14">(</text:span>може вплинути на ефективність роботи та вимагати від керівника додаткових зусиль <text:span text:style-name="T14">для утримання), н</text:span>егативне бізнес-середовище <text:span text:style-name="T14">(</text:span>політична або <text:span text:style-name="T14">економічна <text:s/>нестабільність </text:span>можуть ускладнити діяльність керівника<text:span text:style-name="T14">)</text:span>.</text:p>
      <text:list xml:id="list135732053593614" text:continue-numbering="true" text:style-name="WWNum1">
        <text:list-item>
          <text:p text:style-name="P16">Чим відрізняються поняття «керівництво», «влада», «лідерство»?</text:p>
        </text:list-item>
      </text:list>
      <text:p text:style-name="P3">Відповідь: Керівництво <text:span text:style-name="T15">(або менеджмент) </text:span>- процес планування, <text:span text:style-name="T15">управління</text:span> та мотивації людей задля досягнення певних цілей організації. Влада - здатність впливати на поведінку інших людей або приймати рішення, які впливають на інших. Лідерств<text:span text:style-name="T15">о -</text:span> процес впливу людей для досягнення спільних цілей.</text:p>
      <text:list xml:id="list135732536985801" text:continue-numbering="true" text:style-name="WWNum1">
        <text:list-item>
          <text:p text:style-name="P16">Визначте основні складові елементи моделі успішного керівництва.</text:p>
        </text:list-item>
      </text:list>
      <text:p text:style-name="P3">Відповідь: Бачення та стратегія, <text:span text:style-name="T16">м</text:span>отивація та натхнення, <text:span text:style-name="T16">е</text:span>фективне управління ресурсами, <text:span text:style-name="T16">к</text:span>омунікація та зворотний зв'язок, <text:span text:style-name="T17">р</text:span>озвиток та <text:span text:style-name="T16">мотивація</text:span> <text:span text:style-name="T16">співробітників.</text:span></text:p>
      <text:list xml:id="list135731458432980" text:continue-numbering="true" text:style-name="WWNum1">
        <text:list-item>
          <text:p text:style-name="P16"><text:s/>Охарактеризуйте види і форми влади в менеджменті.</text:p>
        </text:list-item>
      </text:list>
      <text:p text:style-name="P3">Відповідь: Формальна влада - право видавати вказівки, приймати рішення і контролювати виконання завдань. Неформальна влада - <text:s/>може виникати з поваги та довіри до лідера з боку його колег та підлеглих. Експертна влада - <text:span text:style-name="T18">з</text:span>аснована на спеціальних знаннях та навичках керівника у певній галузі. <text:soft-page-break/>Влада примусу - <text:span text:style-name="T18">базується</text:span> на здатності керівника застосовувати силу <text:span text:style-name="T18">та </text:span>погрози для примус<text:span text:style-name="T18">ового підкорення</text:span> працівників <text:span text:style-name="T19">його волі</text:span>.<text:span text:style-name="T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ru" fo:country="RU" style:letter-kerning="fals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2pt" fo:language="ru" fo:country="RU" style:letter-kerning="fals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.1945in" style:contextual-spacing="false" fo:line-height="105%" fo:text-align="justify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uk" fo:country="UA" style:letter-kerning="false" style:font-name-asian="Calibri1" style:font-family-asian="Calibri" style:font-family-generic-asian="system" style:font-pitch-asian="variable" style:font-size-asian="14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0.5in" fo:margin-right="0in" fo:margin-top="0.0835in" fo:margin-bottom="0.1945in" style:contextual-spacing="tru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.0835in" fo:margin-bottom="0in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7T16:34:00</meta:creation-date>
    <dc:language>en-US</dc:language>
    <dc:date>2024-03-28T13:57:30.536178783</dc:date>
    <meta:editing-cycles>134</meta:editing-cycles>
    <meta:editing-duration>PT6H30M12S</meta:editing-duration>
    <meta:generator>LibreOffice/7.4.7.2$Linux_X86_64 LibreOffice_project/40$Build-2</meta:generator>
    <meta:document-statistic meta:table-count="0" meta:image-count="0" meta:object-count="0" meta:page-count="5" meta:paragraph-count="30" meta:word-count="640" meta:character-count="5381" meta:non-whitespace-character-count="4775"/>
    <meta:user-defined meta:name="AppVersion">15.0000</meta:user-defined>
    <meta:template xlink:type="simple" xlink:actuate="onRequest" xlink:title="Normal" xlink:href=""/>
  </office:meta>
</office:document-meta>
</file>